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6.417cm" fo:min-width="3.564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154cm" fo:min-width="1.38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5.355cm" fo:min-width="3.168cm"/>
    </style:style>
    <style:style style:name="gr4" style:family="graphic" style:parent-style-name="standard">
      <style:graphic-properties draw:fill-color="#9999ff" draw:textarea-horizontal-align="justify" draw:textarea-vertical-align="middle" draw:auto-grow-height="false" fo:min-height="1.171cm" fo:min-width="3.564cm"/>
    </style:style>
    <style:style style:name="gr5" style:family="graphic" style:parent-style-name="standard">
      <style:graphic-properties draw:fill-color="#9999ff" draw:textarea-horizontal-align="justify" draw:textarea-vertical-align="middle" draw:auto-grow-height="false" fo:min-height="0.554cm" fo:min-width="3.4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8cm" fo:min-width="1.814cm"/>
    </style:style>
    <style:style style:name="gr7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0.899cm" fo:min-width="1.983cm" fo:padding-top="0.254cm" fo:padding-bottom="0.254cm" fo:padding-left="0.254cm" fo:padding-right="0.254cm" fo:wrap-option="wrap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  <style:text-properties fo:font-size="15.8000001907349pt"/>
    </style:style>
    <style:style style:name="P3" style:family="paragraph">
      <loext:graphic-properties draw:fill-color="#9999ff"/>
      <style:paragraph-properties fo:text-align="center"/>
      <style:text-properties fo:font-size="15.8000001907349pt"/>
    </style:style>
    <style:style style:name="P4" style:family="paragraph">
      <loext:graphic-properties draw:fill-color="#9999ff"/>
      <style:paragraph-properties fo:text-align="center"/>
    </style:style>
    <style:style style:name="P5" style:family="paragraph">
      <style:text-properties fo:font-size="17.5pt"/>
    </style:style>
    <style:style style:name="P6" style:family="paragraph">
      <loext:graphic-properties draw:fill="none" draw:fill-color="#ffffff"/>
      <style:text-properties fo:font-size="17.5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text-properties fo:font-size="14pt" style:font-size-asian="16pt" style:font-size-complex="16pt"/>
    </style:style>
    <style:style style:name="P10" style:family="paragraph">
      <style:text-properties fo:font-size="13.1000003814697pt"/>
    </style:style>
    <style:style style:name="P11" style:family="paragraph">
      <loext:graphic-properties draw:fill="none" draw:fill-color="#ffffff"/>
      <style:text-properties fo:font-size="13.1000003814697pt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8pt" style:font-size-asian="28pt" style:font-size-complex="28pt"/>
    </style:style>
    <style:style style:name="P14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064cm" svg:height="6.667cm" svg:x="3.678cm" svg:y="0.1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1.556cm" svg:x="28.476cm" svg:y="0.0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556cm" svg:x="28.477cm" svg:y="2.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556cm" svg:x="28.478cm" svg:y="4.0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556cm" svg:x="28.479cm" svg:y="6.0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556cm" svg:x="23.477cm" svg:y="0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556cm" svg:x="23.478cm" svg:y="3.0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556cm" svg:x="23.479cm" svg:y="5.4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064cm" svg:height="6.001cm" svg:x="13.36cm" svg:y="0.7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064cm" svg:height="1.421cm" svg:x="3.678cm" svg:y="2.007cm">
          <text:p text:style-name="P2">ret add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064cm" svg:height="0.89cm" svg:x="13.36cm" svg:y="1.6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064cm" svg:height="0.89cm" svg:x="13.361cm" svg:y="3.3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064cm" svg:height="0.89cm" svg:x="13.362cm" svg:y="5.1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314cm" svg:height="1.038cm" svg:x="4.518cm" svg:y="7.211cm">
          <draw:text-box>
            <text:p text:style-name="P5"><text:span text:style-name="T1">stack</text:span></text:p>
          </draw:text-box>
        </draw:frame>
        <draw:line draw:style-name="gr7" draw:text-style-name="P7" draw:layer="layout" svg:x1="7.742cm" svg:y1="2.761cm" svg:x2="13.9cm" svg:y2="0.761cm">
          <text:p/>
        </draw:line>
        <draw:line draw:style-name="gr7" draw:text-style-name="P7" draw:layer="layout" svg:x1="17.424cm" svg:y1="2.095cm" svg:x2="23.477cm" svg:y2="1.206cm">
          <text:p/>
        </draw:line>
        <draw:line draw:style-name="gr7" draw:text-style-name="P7" draw:layer="layout" svg:x1="17.425cm" svg:y1="3.65cm" svg:x2="23.478cm" svg:y2="3.65cm">
          <text:p/>
        </draw:line>
        <draw:line draw:style-name="gr7" draw:text-style-name="P7" draw:layer="layout" svg:x1="17.426cm" svg:y1="5.428cm" svg:x2="23.479cm" svg:y2="5.873cm">
          <text:p/>
        </draw:line>
        <draw:line draw:style-name="gr7" draw:text-style-name="P7" draw:layer="layout" svg:x1="25.509cm" svg:y1="1.428cm" svg:x2="28.476cm" svg:y2="0.539cm">
          <text:p/>
        </draw:line>
        <draw:line draw:style-name="gr7" draw:text-style-name="P7" draw:layer="layout" svg:x1="25.51cm" svg:y1="3.65cm" svg:x2="28.477cm" svg:y2="2.539cm">
          <text:p/>
        </draw:line>
        <draw:line draw:style-name="gr7" draw:text-style-name="P7" draw:layer="layout" svg:x1="25.51cm" svg:y1="4.317cm" svg:x2="28.478cm" svg:y2="4.539cm">
          <text:p/>
        </draw:line>
        <draw:line draw:style-name="gr7" draw:text-style-name="P7" draw:layer="layout" svg:x1="25.511cm" svg:y1="6.317cm" svg:x2="28.479cm" svg:y2="6.539cm">
          <text:p/>
        </draw:line>
        <draw:frame draw:style-name="gr8" draw:text-style-name="P9" draw:layer="layout" svg:width="4.579cm" svg:height="2.759cm" svg:x="8.058cm" svg:y="2.599cm">
          <draw:text-box>
            <text:p text:style-name="P8"><text:span text:style-name="T2">return address</text:span><text:span text:style-name="T3"> on stack or </text:span></text:p>
            <text:p text:style-name="P8"><text:span text:style-name="T2">code pointer</text:span><text:span text:style-name="T3"> in data section</text:span></text:p>
          </draw:text-box>
        </draw:frame>
        <draw:frame draw:style-name="gr9" draw:text-style-name="P11" draw:layer="layout" svg:width="6.175cm" svg:height="0.839cm" svg:x="17.631cm" svg:y="0.693cm">
          <draw:text-box>
            <text:p text:style-name="P10"><text:span text:style-name="T4">Control flow transfer</text:span></text:p>
          </draw:text-box>
        </draw:frame>
        <draw:frame draw:style-name="gr9" draw:text-style-name="P11" draw:layer="layout" svg:width="6.175cm" svg:height="0.839cm" svg:x="17.632cm" svg:y="2.969cm">
          <draw:text-box>
            <text:p text:style-name="P10"><text:span text:style-name="T4">Control flow transfer</text:span></text:p>
          </draw:text-box>
        </draw:frame>
        <draw:frame draw:style-name="gr9" draw:text-style-name="P11" draw:layer="layout" svg:width="6.175cm" svg:height="0.839cm" svg:x="17.633cm" svg:y="4.808cm">
          <draw:text-box>
            <text:p text:style-name="P10"><text:span text:style-name="T4">cross module call</text:span></text:p>
          </draw:text-box>
        </draw:frame>
        <draw:custom-shape draw:name="Shape 108" draw:style-name="gr10" draw:text-style-name="P13" draw:layer="layout" svg:width="2.49cm" svg:height="1.406cm" draw:transform="rotate (-1.5707963267949) translate (32.832cm 2.539cm)">
          <text:p text:style-name="P12"><text:span text:style-name="T5">...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66cm" fo:text-indent="0cm"/>
      <style:text-properties fo:font-size="11.8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23cm" fo:text-indent="0cm"/>
      <style:text-properties fo:font-size="10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82cm" fo:text-indent="0cm"/>
      <style:text-properties fo:font-size="8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cm" fo:text-indent="0cm"/>
      <style:text-properties fo:font-size="8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cm" fo:text-indent="0cm"/>
      <style:text-properties fo:font-size="8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cm" fo:text-indent="0cm"/>
      <style:text-properties fo:font-size="8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cm" fo:text-indent="0cm"/>
      <style:text-properties fo:font-size="8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cm" fo:text-indent="0cm"/>
      <style:text-properties fo:font-size="8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8.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249cm" svg:x="1cm" svg:y="5.148cm"/>
      <draw:page-thumbnail draw:layer="backgroundobjects" svg:width="8.999cm" svg:height="2.249cm" svg:x="1cm" svg:y="13.724cm"/>
      <draw:page-thumbnail draw:layer="backgroundobjects" svg:width="8.999cm" svg:height="2.249cm" svg:x="1cm" svg:y="22.3cm"/>
      <draw:page-thumbnail draw:layer="backgroundobjects" svg:width="8.999cm" svg:height="2.249cm" svg:x="11cm" svg:y="5.148cm"/>
      <draw:page-thumbnail draw:layer="backgroundobjects" svg:width="8.999cm" svg:height="2.249cm" svg:x="11cm" svg:y="13.724cm"/>
      <draw:page-thumbnail draw:layer="backgroundobjects" svg:width="8.999cm" svg:height="2.249cm" svg:x="11cm" svg:y="22.3cm"/>
    </style:handout-master>
    <style:master-page style:name="Default" style:page-layout-name="PM1" draw:style-name="Mdp1">
      <draw:frame presentation:style-name="Default-title" draw:layer="backgroundobjects" svg:width="32.003cm" svg:height="1.485cm" svg:x="1.778cm" svg:y="0.353cm" presentation:class="title" presentation:placeholder="true">
        <draw:text-box/>
      </draw:frame>
      <draw:frame presentation:style-name="Default-outline1" draw:layer="backgroundobjects" svg:width="32.003cm" svg:height="5.156cm" svg:x="1.778cm" svg:y="2.079cm" presentation:class="outline" presentation:placeholder="true">
        <draw:text-box/>
      </draw:frame>
      <draw:frame presentation:style-name="Mpr1" draw:text-style-name="MP2" draw:layer="backgroundobjects" svg:width="8.285cm" svg:height="0.613cm" svg:x="1.778cm" svg:y="8.0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613cm" svg:x="12.16cm" svg:y="8.0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613cm" svg:x="25.495cm" svg:y="8.0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11-07T13:24:07.578587319</dc:date>
    <meta:editing-duration>PT5H4M1S</meta:editing-duration>
    <meta:editing-cycles>269</meta:editing-cycles>
    <meta:generator>LibreOffice/5.1.4.2$Linux_X86_64 LibreOffice_project/10m0$Build-2</meta:generator>
    <meta:document-statistic meta:object-count="50"/>
  </office:meta>
</office:document-meta>
</file>